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1pt"/>
    </style:style>
    <style:style style:name="P4" style:family="paragraph">
      <loext:graphic-properties draw:fill="none" draw:fill-color="#ffffff"/>
      <style:text-properties fo:font-size="11pt" style:font-size-asian="18pt" style:font-size-complex="18pt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91cm" svg:y1="4.429cm" svg:x2="5.191cm" svg:y2="14.843cm">
          <text:p/>
        </draw:line>
        <draw:frame draw:style-name="gr2" draw:text-style-name="P2" draw:layer="layout" svg:width="2.758cm" svg:height="0.962cm" svg:x="2.23cm" svg:y="4.556cm">
          <draw:text-box>
            <text:p>abstract</text:p>
          </draw:text-box>
        </draw:frame>
        <draw:frame draw:style-name="gr2" draw:text-style-name="P2" draw:layer="layout" svg:width="2.932cm" svg:height="0.962cm" svg:x="2.143cm" svg:y="12.956cm">
          <draw:text-box>
            <text:p>concrete</text:p>
          </draw:text-box>
        </draw:frame>
        <draw:frame draw:style-name="gr2" draw:text-style-name="P2" draw:layer="layout" svg:width="14.032cm" svg:height="10.637cm" svg:x="6.08cm" svg:y="3.54cm">
          <draw:text-box>
            <text:p>5. just a “thing” which satisfies certain properties</text:p>
            <text:p/>
            <text:p>4. a collection of non-numeric elements</text:p>
            <text:p/>
            <text:p/>
            <text:p/>
            <text:p>3. a collection with non-numeric indices </text:p>
            <text:p/>
            <text:p/>
            <text:p/>
            <text:p>2. a sequence of more than two coordinates</text:p>
            <text:p/>
            <text:p/>
            <text:p><text:span text:style-name="T1"/></text:p>
            <text:p>1. a sequence of two coordinates</text:p>
          </draw:text-box>
        </draw:frame>
        <draw:g>
          <draw:frame draw:style-name="gr2" draw:text-style-name="P2" draw:layer="layout" svg:width="7.237cm" svg:height="0.962cm" svg:x="8.241cm" svg:y="5.719cm">
            <draw:text-box>
              <text:p>[ red <text:s text:c="2"/>red <text:s/>blue <text:s/>purple ]</text:p>
            </draw:text-box>
          </draw:frame>
          <draw:frame draw:style-name="gr2" draw:text-style-name="P4" draw:layer="layout" svg:width="6.869cm" svg:height="0.683cm" svg:x="8.241cm" svg:y="6.518cm">
            <draw:text-box>
              <text:p text:style-name="P3"><text:span text:style-name="T1"><text:s/></text:span><text:span text:style-name="T1">jezebel <text:s text:c="3"/>filbert <text:s text:c="5"/>biff <text:s text:c="7"/>betty lou </text:span></text:p>
            </draw:text-box>
          </draw:frame>
        </draw:g>
        <draw:g>
          <draw:frame draw:style-name="gr2" draw:text-style-name="P2" draw:layer="layout" svg:width="6.509cm" svg:height="0.962cm" svg:x="8.535cm" svg:y="8.62cm">
            <draw:text-box>
              <text:p>[ 89 <text:s text:c="3"/>93 <text:s text:c="3"/>70 <text:s text:c="3"/>133 ]</text:p>
            </draw:text-box>
          </draw:frame>
          <draw:frame draw:style-name="gr2" draw:text-style-name="P4" draw:layer="layout" svg:width="6.649cm" svg:height="0.683cm" svg:x="8.535cm" svg:y="9.419cm">
            <draw:text-box>
              <text:p text:style-name="P3"><text:span text:style-name="T1"><text:s/></text:span><text:span text:style-name="T1">jezebel <text:s text:c="2"/>filbert <text:s text:c="5"/>biff <text:s text:c="6"/>betty lou </text:span></text:p>
            </draw:text-box>
          </draw:frame>
        </draw:g>
        <draw:g>
          <draw:frame draw:style-name="gr2" draw:text-style-name="P2" draw:layer="layout" svg:width="6.509cm" svg:height="0.962cm" svg:x="8.605cm" svg:y="11.411cm">
            <draw:text-box>
              <text:p>[ 89 <text:s text:c="3"/>93 <text:s text:c="3"/>70 <text:s text:c="3"/>133 ]</text:p>
            </draw:text-box>
          </draw:frame>
          <draw:frame draw:style-name="gr2" draw:text-style-name="P4" draw:layer="layout" svg:width="5.768cm" svg:height="0.683cm" svg:x="8.605cm" svg:y="12.21cm">
            <draw:text-box>
              <text:p text:style-name="P3"><text:span text:style-name="T1"><text:s text:c="5"/></text:span><text:span text:style-name="T1">0 <text:s text:c="11"/>1 <text:s text:c="10"/>2 <text:s text:c="11"/>3</text:span></text:p>
            </draw:text-box>
          </draw:frame>
        </draw:g>
        <draw:g>
          <draw:frame draw:style-name="gr2" draw:text-style-name="P2" draw:layer="layout" svg:width="3.33cm" svg:height="0.962cm" svg:x="10.194cm" svg:y="14.051cm">
            <draw:text-box>
              <text:p>[ 89 <text:s text:c="3"/>93 ]</text:p>
            </draw:text-box>
          </draw:frame>
          <draw:frame draw:style-name="gr2" draw:text-style-name="P4" draw:layer="layout" svg:width="2.805cm" svg:height="0.683cm" svg:x="10.194cm" svg:y="14.85cm">
            <draw:text-box>
              <text:p text:style-name="P3"><text:span text:style-name="T1"><text:s text:c="5"/></text:span><text:span text:style-name="T1">0 <text:s text:c="11"/>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9T14:48:13.164446231</meta:creation-date>
    <dc:date>2020-06-19T15:23:57.086198260</dc:date>
    <meta:editing-duration>PT3M31S</meta:editing-duration>
    <meta:editing-cycles>2</meta:editing-cycles>
    <meta:generator>LibreOffice/6.0.7.3$Linux_X86_64 LibreOffice_project/00m0$Build-3</meta:generator>
    <meta:document-statistic meta:object-count="16"/>
  </office:meta>
</office:document-meta>
</file>